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P1" style:family="paragraph" style:parent-style-name="Text_20_body">
      <style:text-properties officeooo:rsid="0009ee70" officeooo:paragraph-rsid="0009ee70"/>
    </style:style>
    <style:style style:name="P2" style:family="paragraph" style:parent-style-name="Text_20_body">
      <style:text-properties officeooo:rsid="0009ee70" officeooo:paragraph-rsid="0063aedd"/>
    </style:style>
    <style:style style:name="P3" style:family="paragraph" style:parent-style-name="Text_20_body">
      <style:text-properties officeooo:rsid="000ecb12" officeooo:paragraph-rsid="000ecb12"/>
    </style:style>
    <style:style style:name="P4" style:family="paragraph" style:parent-style-name="Text_20_body">
      <style:text-properties officeooo:rsid="000ecb12" officeooo:paragraph-rsid="000ee8e5"/>
    </style:style>
    <style:style style:name="P5" style:family="paragraph" style:parent-style-name="Text_20_body">
      <style:text-properties officeooo:rsid="000ee8e5" officeooo:paragraph-rsid="000ee8e5"/>
    </style:style>
    <style:style style:name="P6" style:family="paragraph" style:parent-style-name="Text_20_body">
      <style:text-properties officeooo:rsid="000ee8e5" officeooo:paragraph-rsid="00440c6e"/>
    </style:style>
    <style:style style:name="P7" style:family="paragraph" style:parent-style-name="Text_20_body">
      <style:text-properties officeooo:rsid="0011e543" officeooo:paragraph-rsid="0011e543"/>
    </style:style>
    <style:style style:name="P8" style:family="paragraph" style:parent-style-name="Text_20_body">
      <style:text-properties officeooo:rsid="00334eea" officeooo:paragraph-rsid="00334eea"/>
    </style:style>
    <style:style style:name="P9" style:family="paragraph" style:parent-style-name="Text_20_body">
      <style:text-properties officeooo:rsid="00334eea" officeooo:paragraph-rsid="00351636"/>
    </style:style>
    <style:style style:name="P10" style:family="paragraph" style:parent-style-name="Text_20_body" style:list-style-name="L1">
      <style:text-properties officeooo:rsid="0009ee70" officeooo:paragraph-rsid="0009ee70"/>
    </style:style>
    <style:style style:name="P11" style:family="paragraph" style:parent-style-name="Text_20_body" style:list-style-name="L2">
      <style:text-properties officeooo:rsid="000ee8e5" officeooo:paragraph-rsid="000ee8e5"/>
    </style:style>
    <style:style style:name="P12" style:family="paragraph" style:parent-style-name="Text_20_body" style:list-style-name="L4">
      <style:text-properties officeooo:rsid="000ee8e5" officeooo:paragraph-rsid="000ee8e5"/>
    </style:style>
    <style:style style:name="P13" style:family="paragraph" style:parent-style-name="Text_20_body" style:list-style-name="L5">
      <style:text-properties officeooo:rsid="000ee8e5" officeooo:paragraph-rsid="000ee8e5"/>
    </style:style>
    <style:style style:name="P14" style:family="paragraph" style:parent-style-name="Text_20_body" style:list-style-name="L5">
      <style:text-properties officeooo:rsid="000ee8e5" officeooo:paragraph-rsid="002b4759"/>
    </style:style>
    <style:style style:name="P15" style:family="paragraph" style:parent-style-name="Text_20_body" style:list-style-name="L6">
      <style:text-properties officeooo:rsid="000ee8e5" officeooo:paragraph-rsid="000ee8e5"/>
    </style:style>
    <style:style style:name="P16" style:family="paragraph" style:parent-style-name="Text_20_body" style:list-style-name="L9">
      <style:text-properties officeooo:rsid="000ee8e5" officeooo:paragraph-rsid="000ee8e5"/>
    </style:style>
    <style:style style:name="P17" style:family="paragraph" style:parent-style-name="Text_20_body" style:list-style-name="L3">
      <style:text-properties officeooo:rsid="000ecb12" officeooo:paragraph-rsid="000ecb12"/>
    </style:style>
    <style:style style:name="P18" style:family="paragraph" style:parent-style-name="Text_20_body" style:list-style-name="L4">
      <style:text-properties officeooo:rsid="000ecb12" officeooo:paragraph-rsid="000ee8e5"/>
    </style:style>
    <style:style style:name="P19" style:family="paragraph" style:parent-style-name="Text_20_body" style:list-style-name="L4">
      <style:text-properties officeooo:rsid="000ecb12" officeooo:paragraph-rsid="00470475"/>
    </style:style>
    <style:style style:name="P20" style:family="paragraph" style:parent-style-name="Text_20_body" style:list-style-name="L3">
      <style:text-properties officeooo:rsid="0011e543" officeooo:paragraph-rsid="0011e543"/>
    </style:style>
    <style:style style:name="P21" style:family="paragraph" style:parent-style-name="Text_20_body" style:list-style-name="L7">
      <style:text-properties officeooo:rsid="00334eea" officeooo:paragraph-rsid="00351636"/>
    </style:style>
    <style:style style:name="P22" style:family="paragraph" style:parent-style-name="Text_20_body" style:list-style-name="L7">
      <style:text-properties officeooo:rsid="00334eea" officeooo:paragraph-rsid="00334eea"/>
    </style:style>
    <style:style style:name="P23" style:family="paragraph" style:parent-style-name="Text_20_body" style:list-style-name="L8">
      <style:text-properties officeooo:rsid="0035cb36" officeooo:paragraph-rsid="0035cb36"/>
    </style:style>
    <style:style style:name="P24" style:family="paragraph" style:parent-style-name="Text_20_body" style:list-style-name="L9">
      <style:text-properties officeooo:paragraph-rsid="003f6545"/>
    </style:style>
    <style:style style:name="P25" style:family="paragraph" style:parent-style-name="Text_20_body" style:list-style-name="L9">
      <style:text-properties officeooo:rsid="003c308c" officeooo:paragraph-rsid="003c308c"/>
    </style:style>
    <style:style style:name="P26" style:family="paragraph" style:parent-style-name="Text_20_body" style:list-style-name="L9">
      <style:text-properties officeooo:rsid="003fcd70" officeooo:paragraph-rsid="003fcd70"/>
    </style:style>
    <style:style style:name="P27" style:family="paragraph" style:parent-style-name="Heading_20_1">
      <style:text-properties officeooo:paragraph-rsid="0035cb36"/>
    </style:style>
    <style:style style:name="P28"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style:text-position="super 58%"/>
    </style:style>
    <style:style style:name="T2" style:family="text">
      <style:text-properties officeooo:rsid="00070053"/>
    </style:style>
    <style:style style:name="T3" style:family="text">
      <style:text-properties officeooo:rsid="0009ee70"/>
    </style:style>
    <style:style style:name="T4" style:family="text">
      <style:text-properties officeooo:rsid="000a9431"/>
    </style:style>
    <style:style style:name="T5" style:family="text">
      <style:text-properties officeooo:rsid="000ee8e5"/>
    </style:style>
    <style:style style:name="T6" style:family="text">
      <style:text-properties officeooo:rsid="0011300d"/>
    </style:style>
    <style:style style:name="T7" style:family="text">
      <style:text-properties officeooo:rsid="0011e543"/>
    </style:style>
    <style:style style:name="T8" style:family="text">
      <style:text-properties officeooo:rsid="001b4d55"/>
    </style:style>
    <style:style style:name="T9" style:family="text">
      <style:text-properties officeooo:rsid="002883fa"/>
    </style:style>
    <style:style style:name="T10" style:family="text">
      <style:text-properties officeooo:rsid="00289eb8"/>
    </style:style>
    <style:style style:name="T11" style:family="text">
      <style:text-properties officeooo:rsid="0029a813"/>
    </style:style>
    <style:style style:name="T12" style:family="text">
      <style:text-properties officeooo:rsid="002b728c"/>
    </style:style>
    <style:style style:name="T13" style:family="text">
      <style:text-properties officeooo:rsid="002ce8d3"/>
    </style:style>
    <style:style style:name="T14" style:family="text">
      <style:text-properties officeooo:rsid="002e9db7"/>
    </style:style>
    <style:style style:name="T15" style:family="text">
      <style:text-properties officeooo:rsid="00305300"/>
    </style:style>
    <style:style style:name="T16" style:family="text">
      <style:text-properties officeooo:rsid="0030aae0"/>
    </style:style>
    <style:style style:name="T17" style:family="text">
      <style:text-properties officeooo:rsid="00334b1d"/>
    </style:style>
    <style:style style:name="T18" style:family="text">
      <style:text-properties officeooo:rsid="00351636"/>
    </style:style>
    <style:style style:name="T19" style:family="text">
      <style:text-properties officeooo:rsid="003a5bd4"/>
    </style:style>
    <style:style style:name="T20" style:family="text">
      <style:text-properties officeooo:rsid="003db5d2"/>
    </style:style>
    <style:style style:name="T21" style:family="text">
      <style:text-properties officeooo:rsid="00440c6e"/>
    </style:style>
    <style:style style:name="T22" style:family="text">
      <style:text-properties officeooo:rsid="00457823"/>
    </style:style>
    <style:style style:name="T23" style:family="text">
      <style:text-properties officeooo:rsid="00470475"/>
    </style:style>
    <style:style style:name="T24" style:family="text">
      <style:text-properties officeooo:rsid="00474c82"/>
    </style:style>
    <style:style style:name="T25" style:family="text">
      <style:text-properties officeooo:rsid="0047e6d1"/>
    </style:style>
    <style:style style:name="T26" style:family="text">
      <style:text-properties officeooo:rsid="0049a217"/>
    </style:style>
    <style:style style:name="T27" style:family="text">
      <style:text-properties officeooo:rsid="004b08d3"/>
    </style:style>
    <style:style style:name="T28" style:family="text">
      <style:text-properties officeooo:rsid="00505a6b"/>
    </style:style>
    <style:style style:name="T29" style:family="text">
      <style:text-properties officeooo:rsid="0051a158"/>
    </style:style>
    <style:style style:name="T30" style:family="text">
      <style:text-properties officeooo:rsid="00537da3"/>
    </style:style>
    <style:style style:name="T31" style:family="text">
      <style:text-properties officeooo:rsid="0054e4f3"/>
    </style:style>
    <style:style style:name="T32" style:family="text">
      <style:text-properties officeooo:rsid="00586bc6"/>
    </style:style>
    <style:style style:name="T33" style:family="text">
      <style:text-properties officeooo:rsid="005c3d79"/>
    </style:style>
    <style:style style:name="T34" style:family="text">
      <style:text-properties officeooo:rsid="005de508"/>
    </style:style>
    <style:style style:name="T35" style:family="text">
      <style:text-properties officeooo:rsid="005fd18e"/>
    </style:style>
    <style:style style:name="T36" style:family="text">
      <style:text-properties officeooo:rsid="00653550"/>
    </style:style>
    <style:style style:name="T37" style:family="text">
      <style:text-properties officeooo:rsid="003f6545"/>
    </style:style>
    <style:style style:name="T38" style:family="text">
      <style:text-properties officeooo:rsid="0066fa27"/>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link-end/>
            <text:index-entry-link-start text:style-name="Index_20_Link"/>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8"><text:a xlink:type="simple" xlink:href="#__RefHeading___Toc227_1057113203" text:style-name="Index_20_Link" text:visited-style-name="Index_20_Link">Intro<text:tab/></text:a></text:p>
          <text:p text:style-name="P28"><text:a xlink:type="simple" xlink:href="#__RefHeading___Toc229_1057113203" text:style-name="Index_20_Link" text:visited-style-name="Index_20_Link">The Simple Truth – There is NO Speed of Light at all<text:tab/></text:a></text:p>
          <text:p text:style-name="P28"><text:a xlink:type="simple" xlink:href="#__RefHeading___Toc231_1057113203" text:style-name="Index_20_Link" text:visited-style-name="Index_20_Link">The Properties of Light<text:tab/></text:a></text:p>
          <text:p text:style-name="P28"><text:a xlink:type="simple" xlink:href="#__RefHeading___Toc233_1057113203" text:style-name="Index_20_Link" text:visited-style-name="Index_20_Link">How does GPS Localization Radar and Radar Speed Guns Work then if Speed of Light Cannot be Measured?<text:tab/></text:a></text:p>
          <text:p text:style-name="P28"><text:a xlink:type="simple" xlink:href="#__RefHeading___Toc235_1057113203" text:style-name="Index_20_Link" text:visited-style-name="Index_20_Link">Information Theory – Shining up the Light and How Fast Information can be Transmitted<text:tab/></text:a></text:p>
          <text:p text:style-name="P28"><text:a xlink:type="simple" xlink:href="#__RefHeading___Toc237_1057113203" text:style-name="Index_20_Link" text:visited-style-name="Index_20_Link">Wave-Particle Dualism of Light<text:tab/></text:a></text:p>
          <text:p text:style-name="P28"><text:a xlink:type="simple" xlink:href="#__RefHeading___Toc239_1057113203" text:style-name="Index_20_Link" text:visited-style-name="Index_20_Link">Reasoning<text:tab/></text:a></text:p>
        </text:index-body>
      </text:table-of-content>
      <text:h text:style-name="Heading_20_1" text:outline-level="1"><text:bookmark-start text:name="__RefHeading___Toc227_1057113203"/>Intro<text:bookmark-end text:name="__RefHeading___Toc227_1057113203"/></text:h>
      <text:p text:style-name="Text_20_body">For decades, to be precise since early 20<text:span text:style-name="T1">th</text:span> century with the rise of “modern physics” science, a big question arose due to a “world’s genius” ideas. This has led to all sorts of confusions in school books and hilarious theories about the nature of the universe spread, such as “big bang universe” which is said to have a beginning and is expanding.</text:p>
      <text:p text:style-name="Text_20_body">While even a bright child’s mind may ask: “<text:span text:style-name="T33">H</text:span>ow could that be? <text:span text:style-name="T33">I</text:span>f the universe had a beginning what had there been before? <text:span text:style-name="T33">How could nothing go boom if there isn’t anything?</text:span>”. Still, this had been insufficient so far to just put aside such “theories”. Instead scientist<text:span text:style-name="T8">s</text:span> and engineer<text:span text:style-name="T8">s</text:span> ha<text:span text:style-name="T8">ve</text:span> to <text:span text:style-name="T8">agree</text:span> with contradictions and dogmas. <text:span text:style-name="T8">So</text:span> there we go… we must clarify what the misconceptions with Einsteins idea<text:span text:style-name="T35">s</text:span> about “special relativity” and “speed of light” are.</text:p>
      <text:h text:style-name="Heading_20_1" text:outline-level="1"><text:bookmark-start text:name="__RefHeading___Toc229_1057113203"/>The Simple Truth – There is NO Speed of Light at all<text:bookmark-end text:name="__RefHeading___Toc229_1057113203"/></text:h>
      <text:p text:style-name="Text_20_body"><text:span text:style-name="T2">Galileo Galileo, Rene Descartes, Aristoteles and many other scientists and philosophers debated for centuries if either speed of light may be zero, whether it is constant or infinite. Poincare and Lorentz made significant contributions on the ground of the assumption speed of light existed. But none of them ever asked: </text:span><text:span text:style-name="Emphasis"><text:span text:style-name="T2">Does light, which is an electromagnetic wave, have a property of speed at all? Does speed of light exist at all?</text:span></text:span><text:span text:style-name="T2"> If there was such a property called “speed of light”, then according to scientific method, an experiment should be made to measure the speed. There is no need to argue what concepts such as space and time may be, a speed could be measured by simply, well it might not be that simple after all, having two observers each with a precise clock, one observer sending a signal at time x1, and the other observer waiting for the signal to be received at time x2. And while space travel is possible nowadays one observer could even be sent to moon and wait for a strong signal sent from earth to measure the delay of the signal if it was propagating with a speed. If there is no delay between x1 and x2, or if the delay is below margin of error, then no evidence was available for a property of speed of light. And this is exactly the situation with “modern physics science”. No evidence is available for either a property of speed of light, the expansion of the universe, black holes, time travel or all sorts of other assumptions around this “theory”. And while no speed of light could be measured until today with extremely precise measurement and sensory equipment, instead all sorts of weird statements are made such as while speed of light is said to be 300000 km/s it would be constant relative to a moving observers anyway. So without jumping to conclusions before referring to “real” applied science with electromagnetic waves right now it should be obvious already there must be reasons why </text:span><text:span text:style-name="Emphasis"><text:span text:style-name="T2">all books on physics science</text:span></text:span> <text:span text:style-name="T3">are spreading lies when it comes to “speed of light” stated to be 300000 km/s. Also, there is other dis-information and confusion spread concerning speed of light, it’s nature of particle-wave dualism, the nature of </text:span><text:soft-page-break/><text:span text:style-name="T3">matter with the equivalence of energy and mass, or the “doppler effect” which is not appropriate to argue red-shift would provide evidence for an expanding universe.</text:span></text:p>
      <text:h text:style-name="Heading_20_1" text:outline-level="1"><text:bookmark-start text:name="__RefHeading___Toc231_1057113203"/>The Properties of Light<text:bookmark-end text:name="__RefHeading___Toc231_1057113203"/></text:h>
      <text:p text:style-name="P1">While there is no such thing as “speed of light”, and the wording has to be precise since <text:s/>nothing can be faster then a thing which does not exist, meaning “exceeding speed of light” would translate to “being faster then nothing” which is nonsense. Nonetheless electromagnet waves can be characterized with properties which are:</text:p>
      <text:list xml:id="list1034490124610259303" text:style-name="L1">
        <text:list-item>
          <text:p text:style-name="P10">Frequency</text:p>
        </text:list-item>
        <text:list-item>
          <text:p text:style-name="P10">Amplitude</text:p>
        </text:list-item>
        <text:list-item>
          <text:p text:style-name="P10">Phase</text:p>
        </text:list-item>
        <text:list-item>
          <text:p text:style-name="P10">Polarisation</text:p>
        </text:list-item>
        <text:list-item>
          <text:p text:style-name="P10">Angular Frequency (Omega=2Pi*f)</text:p>
        </text:list-item>
      </text:list>
      <text:p text:style-name="P5">Some derived properties of these are:</text:p>
      <text:list xml:id="list8004856413532357645" text:style-name="L2">
        <text:list-item>
          <text:p text:style-name="P11">Energy</text:p>
        </text:list-item>
        <text:list-item>
          <text:p text:style-name="P11">Intensity</text:p>
        </text:list-item>
        <text:list-item>
          <text:p text:style-name="P11">And many more</text:p>
        </text:list-item>
      </text:list>
      <text:p text:style-name="P3">Also there is various prominent observations with electromagnet waves:</text:p>
      <text:list xml:id="list5046388668279759621" text:style-name="L3">
        <text:list-item>
          <text:p text:style-name="P17">Wave Interference</text:p>
        </text:list-item>
        <text:list-item>
          <text:p text:style-name="P17">Phase Shift</text:p>
        </text:list-item>
        <text:list-item>
          <text:p text:style-name="P20">Frequency Shift</text:p>
        </text:list-item>
        <text:list-item>
          <text:p text:style-name="P17">Resonance</text:p>
        </text:list-item>
      </text:list>
      <text:p text:style-name="P2">All these properties are relevant for applied science such as radio carrier wave signal modulation, lasers, photography, solar cells, <text:span text:style-name="T5">radar guns, GPS satellite navigation</text:span> and almost all other today’s high tech which benefits from the findings of “quantum physics”. Contrary there is not a single <text:span text:style-name="T21">practical </text:span>application <text:span text:style-name="T21">related to </text:span>the “special relativity theory” and the assumption of a property of “speed of light” which it relies upon. In fact, every single equation which <text:span text:style-name="T21">refers to a</text:span> property <text:span text:style-name="T21">of </text:span>speed of light ‘c’ could either be considered irrelevant or being crude fake science <text:span text:style-name="T4">leading to discussions around time travel and similar weird phantasies.</text:span></text:p>
      <text:p text:style-name="P8">&lt;insert illustration&gt;</text:p>
      <text:h text:style-name="Heading_20_1" text:outline-level="1"><text:bookmark-start text:name="__RefHeading___Toc233_1057113203"/><text:soft-page-break/>How does GPS Localization Radar and Radar Speed Guns Work then <text:span text:style-name="T28">if Speed of Light Cannot be Measured</text:span>?<text:bookmark-end text:name="__RefHeading___Toc233_1057113203"/></text:h>
      <text:p text:style-name="P7">Imagine a “standing wave”, since there is no propagation speed of light, being transmitted by the radar gun or GPS satellite:</text:p>
      <text:list xml:id="list3253423981946634443" text:style-name="L4">
        <text:list-item>
          <text:p text:style-name="P18"><text:span text:style-name="T29">The</text:span> electromagnet wave is transmitted</text:p>
        </text:list-item>
        <text:list-item>
          <text:p text:style-name="P19">The electromagnetic wave <text:span text:style-name="T23">instantaneously (since there is no propagation speed of light) </text:span>hits a (<text:span text:style-name="T23">probably </text:span>moving) target <text:span text:style-name="T5">such as a car or aircraft</text:span> and <text:span text:style-name="T23">the wave again </text:span>is <text:span text:style-name="T23">instantaneously <text:s/></text:span>being reflected</text:p>
        </text:list-item>
        <text:list-item>
          <text:p text:style-name="P18">The wave and it’s reflection INTERFERE, <text:span text:style-name="T30">also instantaniously</text:span></text:p>
        </text:list-item>
        <text:list-item>
          <text:p text:style-name="P12">This interference <text:span text:style-name="T24">pattern </text:span>(signal strength) is measured</text:p>
        </text:list-item>
      </text:list>
      <text:p text:style-name="P8">&lt;insert illustration&gt;</text:p>
      <text:p text:style-name="P4">All this happens without a propagation speed of electromagnetic waves being involved.</text:p>
      <text:p text:style-name="P5">To measure speed with a radar gun if a target is moving:</text:p>
      <text:list xml:id="list3691975138235511511" text:style-name="L5">
        <text:list-item>
          <text:p text:style-name="P13"><text:span text:style-name="T9">T</text:span>he phase of the reflected wave shifts according to <text:span text:style-name="T25">target’s</text:span> position</text:p>
        </text:list-item>
        <text:list-item>
          <text:p text:style-name="P13">And the resulting signal measured due to wave interference pattern changes <text:span text:style-name="T10">(pulsing)</text:span></text:p>
        </text:list-item>
        <text:list-item>
          <text:p text:style-name="P14">And the interference <text:span text:style-name="T11">pulsing </text:span>speed <text:span text:style-name="T12">indicates</text:span> the speed of the moving target</text:p>
        </text:list-item>
        <text:list-item>
          <text:p text:style-name="P13">Which, again, is not related to a non-existent property of speed of light</text:p>
        </text:list-item>
      </text:list>
      <text:p text:style-name="P5">To estimate the location of a target with GPS satellite signals:</text:p>
      <text:list xml:id="list6657481581656989418" text:style-name="L6">
        <text:list-item>
          <text:p text:style-name="P15">Again interference pattern of a wave and its reflection <text:span text:style-name="T13">is</text:span> measured</text:p>
        </text:list-item>
        <text:list-item>
          <text:p text:style-name="P15"><text:span text:style-name="T14">But with </text:span>multiple wave interference patterns from three <text:span text:style-name="T15">or more moving </text:span>GPS satellites have to be measured</text:p>
        </text:list-item>
      </text:list>
      <text:p text:style-name="P8">&lt;insert illustration&gt;</text:p>
      <text:p text:style-name="P6">Of cause <text:span text:style-name="T16">all this is not trivial and</text:span> according to the desired use case the properties of the electromagnetic <text:span text:style-name="T31">radar </text:span>waves such as wave length and amplitude must be tuned to allow for reasonable measurements at all. <text:span text:style-name="T7">Also note, it is not “doppler effect” (meaning a frequency shift according to target speed) which books on physics and Wikipedia articles are spreading dis-information about which is involved with it… it is the phase shift and its change with interfering waves relative to the position of a radar target and observer.</text:span></text:p>
      <text:h text:style-name="Heading_20_1" text:outline-level="1"><text:bookmark-start text:name="__RefHeading___Toc235_1057113203"/>Information Theory – <text:span text:style-name="T6">Shining up the Light and </text:span>How <text:span text:style-name="T17">F</text:span>ast Information can be Transmitted<text:bookmark-end text:name="__RefHeading___Toc235_1057113203"/></text:h>
      <text:p text:style-name="P8">Common saying is nothing can be transmitted or move faster then speed of light. This might be considered true since there is no thing which could move faster than something which does not <text:soft-page-break/>exist. Got it? If there is no propagation speed than movement relative to it is pointless, as is the statement speed of light would be <text:span text:style-name="T32">constantly measured as</text:span> 300000 km/s regardless of relative movement to light source. Also there is no frequency shift involved with relative movements to <text:span text:style-name="T22">a </text:span>light source but phase shift alone. But let’s get to the point, what are the restrictions then to transmit information with electromagnetic waves? In essence it all comes down to the fact that it is impossible to “switch” a signal in absolute zero time, meaning all signal changes need some time. <text:span text:style-name="T26">That it takes time for a signal to change state, to switch, is not at all related to an erroneously stated propagation speed of the information this signal change carries.</text:span> Here is a short list of related mathematical theories which are applied in practice for mobile phone <text:span text:style-name="T19">radio signal modulation</text:span> for example:</text:p>
      <text:list xml:id="list6645266368939086885" text:style-name="L7">
        <text:list-item>
          <text:p text:style-name="P21">Perfect Dirac impulse and occupied frequency band of it: an instant <text:span text:style-name="T27">zero-time </text:span>impulse would occupy <text:span text:style-name="T18">infinite</text:span> bandwidth</text:p>
        </text:list-item>
      </text:list>
      <text:p text:style-name="P8">&lt;insert formulas&gt;</text:p>
      <text:list xml:id="list164041146598816" text:continue-numbering="true" text:style-name="L7">
        <text:list-item>
          <text:p text:style-name="P22">Fourier analysis of a perfect rectangular signal would occupy <text:span text:style-name="T18">infinite</text:span> bandwidth</text:p>
        </text:list-item>
      </text:list>
      <text:p text:style-name="P8">&lt;insert formulas&gt;</text:p>
      <text:p text:style-name="P9">Bottom line: shining up a light always takes time. The faster a signal carrying information changes, the more bandwidth it occupies. <text:span text:style-name="T18">Infinite</text:span> “fast” transmission of information would occupy all available frequencies from zero to <text:span text:style-name="T18">infinite. Good luck when applying for a license to acquire this frequency band from your regulator.</text:span></text:p>
      <text:h text:style-name="Heading_20_1" text:outline-level="1"><text:bookmark-start text:name="__RefHeading___Toc237_1057113203"/>Wave-Particle Dualism of Light<text:bookmark-end text:name="__RefHeading___Toc237_1057113203"/></text:h>
      <text:list xml:id="list5949020756189719281" text:style-name="L8">
        <text:list-item>
          <text:p text:style-name="P23">Particle character is equivalent to Pi number… there is no half oscillation. Oscillation (electromagnetic waves) may loose energy <text:span text:style-name="T34">with</text:span> declining amplitude or declining frequency.</text:p>
        </text:list-item>
        <text:list-item>
          <text:p text:style-name="P23">Planck constant is equivalent to Pi number… but it is a scalar value</text:p>
        </text:list-item>
        <text:list-item>
          <text:p text:style-name="P23">Angular frequency Omega=2Pi*f is equivalent to the expression E=h*f → Energy is a scalar value also</text:p>
        </text:list-item>
        <text:list-item>
          <text:p text:style-name="P23">Light is an electromagnetic wave</text:p>
        </text:list-item>
      </text:list>
      <text:h text:style-name="P27" text:outline-level="1"><text:bookmark-start text:name="__RefHeading___Toc239_1057113203"/>Reasoning<text:bookmark-end text:name="__RefHeading___Toc239_1057113203"/></text:h>
      <text:list xml:id="list7768012954160877470" text:style-name="L9">
        <text:list-item>
          <text:p text:style-name="P16">Nuclear Technology</text:p>
        </text:list-item>
        <text:list-item>
          <text:p text:style-name="P16">Military Radar and Data Transmission Systems</text:p>
        </text:list-item>
        <text:list-item>
          <text:p text:style-name="P16">Religious Big Bang Universe, no big bang, no god who created it</text:p>
        </text:list-item>
        <text:list-item>
          <text:p text:style-name="P25">No doppler effect frequency shift <text:span text:style-name="T20">with EM-waves;</text:span> no <text:a xlink:type="simple" xlink:href="https://en.wikipedia.org/wiki/Redshift" text:style-name="Internet_20_link" text:visited-style-name="Visited_20_Internet_20_Link">red shift</text:a>, no expanding big bang universe; electromagnetic wave<text:span text:style-name="T20">s</text:span> can and do <text:span text:style-name="Emphasis">interfere</text:span> with dust and matter <text:span text:style-name="T38">and </text:span><text:span text:style-name="Emphasis"><text:span text:style-name="T38">loose energy</text:span></text:span><text:span text:style-name="T38"> due to or that, either by specific wave-lenghts being filtered, declining amplitude, or decreased frequency</text:span> <text:span text:style-name="T20">(</text:span><text:a xlink:type="simple" xlink:href="https://en.wikipedia.org/wiki/Norman_Foster_Ramsey_Jr." text:style-name="Internet_20_link" text:visited-style-name="Visited_20_Internet_20_Link"><text:span text:style-name="T20">Norman Ramsey</text:span></text:a><text:span text:style-name="T20"> contributor to atomic clock development, </text:span><text:a xlink:type="simple" xlink:href="https://en.wikipedia.org/wiki/Arthur_Compton" text:style-name="Internet_20_link" text:visited-style-name="Visited_20_Internet_20_Link"><text:span text:style-name="T20">Arthur Compton</text:span></text:a><text:span text:style-name="T20"> contributor to </text:span><text:a xlink:type="simple" xlink:href="https://en.wikipedia.org/wiki/Manhattan_Project" text:style-name="Internet_20_link" text:visited-style-name="Visited_20_Internet_20_Link"><text:span text:style-name="T20">Manhattan Project</text:span></text:a><text:span text:style-name="T20">)</text:span> <text:span text:style-name="T36">which is proven with experiments and technical </text:span><text:soft-page-break/><text:span text:style-name="T36">applications; this</text:span> is why there is red-shift observed <text:span text:style-name="T38">but not an assumed “doppler effect” which would apply to </text:span><text:a xlink:type="simple" xlink:href="https://en.wikipedia.org/wiki/Sound" text:style-name="Internet_20_link" text:visited-style-name="Visited_20_Internet_20_Link"><text:span text:style-name="T38">sound waves</text:span></text:a><text:span text:style-name="T38"> which contrary to </text:span><text:a xlink:type="simple" xlink:href="https://en.wikipedia.org/wiki/Electromagnetic_radiation" text:style-name="Internet_20_link" text:visited-style-name="Visited_20_Internet_20_Link"><text:span text:style-name="T38">electromagnetic “radiation”</text:span></text:a><text:span text:style-name="T38"> has a property of propagation speed</text:span>; compare <text:span text:style-name="T36">that </text:span>with the sunset and light being shifted to red if distance of sunlight to percolate atmosphere increases due to angle of the sun relative to observer</text:p>
        </text:list-item>
        <text:list-item>
          <text:p text:style-name="P24"><text:span text:style-name="T37">There is only one single fundamental physical force in universe, which is </text:span><text:a xlink:type="simple" xlink:href="https://en.wikipedia.org/wiki/Electromagnetism" text:style-name="Internet_20_link" text:visited-style-name="Visited_20_Internet_20_Link"><text:span text:style-name="T37">electromagnetism</text:span></text:a><text:span text:style-name="T37">; gravitation is a specific form of electromagnetism; earth is a magnet, its rotation induces electromagnet field from north to south pole; all material is magnetic (polymers, alloy, iron/ferrites, human body); magnetism and gravitation are equivalent, compare </text:span><text:a xlink:type="simple" xlink:href="https://en.wikipedia.org/wiki/Coulomb's_law" text:style-name="Internet_20_link" text:visited-style-name="Visited_20_Internet_20_Link"><text:span text:style-name="T37">Coulombs Law</text:span></text:a><text:span text:style-name="T37"> with the equation to calculate </text:span><text:a xlink:type="simple" xlink:href="https://en.wikipedia.org/wiki/Gravity#Newton.27s_theory_of_gravitation" text:style-name="Internet_20_link" text:visited-style-name="Visited_20_Internet_20_Link"><text:span text:style-name="T37">Gravitational Force</text:span></text:a></text:p>
        </text:list-item>
        <text:list-item>
          <text:p text:style-name="P26">Upside down.</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9T11:06:03.455599069</meta:creation-date>
    <meta:editing-cycles>78</meta:editing-cycles>
    <meta:editing-duration>PT2H3M5S</meta:editing-duration>
    <dc:title>Special Relativity and Speed of Light</dc:title>
    <dc:date>2017-02-02T16:40:39.927393395</dc:date>
    <meta:generator>LibreOffice/5.1.3.2$Linux_X86_64 LibreOffice_project/10m0$Build-2</meta:generator>
    <dc:creator>aggi </dc:creator>
    <meta:document-statistic meta:table-count="0" meta:image-count="0" meta:object-count="0" meta:page-count="5" meta:paragraph-count="67" meta:word-count="1676" meta:character-count="10152" meta:non-whitespace-character-count="8564"/>
  </office:meta>
</office:document-meta>
</file>